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cm" style:rel-column-width="4252*"/>
    </style:style>
    <style:style style:name="Table1.B" style:family="table-column">
      <style:table-column-properties style:column-width="4.501cm" style:rel-column-width="2552*"/>
    </style:style>
    <style:style style:name="Table1.C" style:family="table-column">
      <style:table-column-properties style:column-width="4.999cm" style:rel-column-width="2834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5.335cm" table:align="left" style:writing-mode="lr-tb"/>
    </style:style>
    <style:style style:name="Таблица3.A" style:family="table-column">
      <style:table-column-properties style:column-width="12.275cm"/>
    </style:style>
    <style:style style:name="Таблица3.B" style:family="table-column">
      <style:table-column-properties style:column-width="3.06cm"/>
    </style:style>
    <style:style style:name="Таблица3.A1" style:family="table-cell">
      <style:table-cell-properties style:vertical-align="middle" fo:padding="0.176cm" fo:border="1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paragraph-rsid="0041c814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61bdde" officeooo:paragraph-rsid="0061bdd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/>
      <style:text-properties style:font-name="Times New Roman" fo:font-size="14pt" fo:language="ru" fo:country="RU" fo:font-weight="bold" officeooo:paragraph-rsid="00437983" style:font-size-asian="14pt" style:language-asian="ru" style:country-asian="RU" style:font-weight-asian="bold" style:font-size-complex="14pt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437983" style:text-blinking="false" fo:background-color="transparent" style:font-name-asian="Times New Roman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1.27cm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66bd48" officeooo:paragraph-rsid="0066bd4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437983" style:font-name-asian="Times New Roman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4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2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da605" officeooo:paragraph-rsid="001da605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6b5d94" officeooo:paragraph-rsid="006b5d94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672262" officeooo:paragraph-rsid="00688805" style:font-size-asian="14pt" style:font-weight-asian="normal" style:font-size-complex="14pt" style:font-weight-complex="normal"/>
    </style:style>
    <style:style style:name="P31" style:family="paragraph" style:parent-style-name="Standard" style:list-style-name="L5">
      <style:paragraph-properties fo:line-height="150%" fo:text-align="justify" style:justify-single-word="false"/>
      <style:text-properties officeooo:paragraph-rsid="00688805"/>
    </style:style>
    <style:style style:name="P32" style:family="paragraph" style:parent-style-name="Standard" style:list-style-name="L5">
      <style:paragraph-properties fo:line-height="150%" fo:text-align="justify" style:justify-single-word="false"/>
      <style:text-properties fo:font-size="14pt" fo:font-weight="normal" officeooo:rsid="00688805" officeooo:paragraph-rsid="00688805" style:font-size-asian="14pt" style:font-weight-asian="normal" style:font-size-complex="14pt" style:font-weight-complex="normal"/>
    </style:style>
    <style:style style:name="P33" style:family="paragraph" style:parent-style-name="Standard" style:list-style-name="L5">
      <style:paragraph-properties fo:line-height="150%" fo:text-align="justify" style:justify-single-word="false"/>
      <style:text-properties fo:font-size="14pt" fo:font-weight="normal" officeooo:rsid="0069231f" officeooo:paragraph-rsid="0069231f" style:font-size-asian="14pt" style:font-weight-asian="normal" style:font-size-complex="14pt" style:font-weight-complex="normal"/>
    </style:style>
    <style:style style:name="P34" style:family="paragraph" style:parent-style-name="Standard" style:list-style-name="L5">
      <style:paragraph-properties fo:line-height="150%" fo:text-align="justify" style:justify-single-word="false"/>
      <style:text-properties fo:font-size="14pt" fo:font-weight="normal" officeooo:rsid="006995e3" officeooo:paragraph-rsid="006995e3" style:font-size-asian="14pt" style:font-weight-asian="normal" style:font-size-complex="14pt" style:font-weight-complex="normal"/>
    </style:style>
    <style:style style:name="P35" style:family="paragraph" style:parent-style-name="Standard" style:list-style-name="L5">
      <style:paragraph-properties fo:line-height="150%" fo:text-align="justify" style:justify-single-word="false"/>
      <style:text-properties fo:font-size="14pt" fo:font-weight="normal" officeooo:rsid="006b5d94" officeooo:paragraph-rsid="006b5d94" style:font-size-asian="14pt" style:font-weight-asian="normal" style:font-size-complex="14pt" style:font-weight-complex="normal"/>
    </style:style>
    <style:style style:name="P36" style:family="paragraph" style:parent-style-name="Standard" style:list-style-name="L5">
      <style:paragraph-properties fo:line-height="150%" fo:text-align="justify" style:justify-single-word="false"/>
      <style:text-properties fo:font-size="14pt" fo:font-weight="normal" officeooo:rsid="006e3e70" officeooo:paragraph-rsid="006e3e70" style:font-size-asian="14pt" style:font-weight-asian="normal" style:font-size-complex="14pt" style:font-weight-complex="normal"/>
    </style:style>
    <style:style style:name="P37" style:family="paragraph" style:parent-style-name="Standard" style:list-style-name="L5">
      <style:paragraph-properties fo:line-height="150%" fo:text-align="justify" style:justify-single-word="false"/>
      <style:text-properties officeooo:rsid="00688805" officeooo:paragraph-rsid="00688805"/>
    </style:style>
    <style:style style:name="P38" style:family="paragraph" style:parent-style-name="Standard" style:list-style-name="L5">
      <style:paragraph-properties fo:line-height="150%" fo:text-align="justify" style:justify-single-word="false"/>
      <style:text-properties officeooo:rsid="0069231f" officeooo:paragraph-rsid="0069231f"/>
    </style:style>
    <style:style style:name="P39" style:family="paragraph" style:parent-style-name="Text_20_body" style:list-style-name="L5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69231f" officeooo:paragraph-rsid="0069231f" style:text-blinking="false" fo:background-color="transparent"/>
    </style:style>
    <style:style style:name="P40" style:family="paragraph" style:parent-style-name="Text_20_body" style:list-style-name="L5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69231f" officeooo:paragraph-rsid="006b5d94" style:text-blinking="false" fo:background-color="transparent" style:font-size-asian="14pt" style:font-weight-asian="normal" style:font-size-complex="14pt" style:font-weight-complex="normal"/>
    </style:style>
    <style:style style:name="P41" style:family="paragraph" style:parent-style-name="Text_20_body" style:list-style-name="L5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6e3e70" officeooo:paragraph-rsid="006e3e70" style:text-blinking="false" fo:background-color="transparent" style:font-size-asian="14pt" style:font-weight-asian="normal" style:font-size-complex="14pt" style:font-weight-complex="normal"/>
    </style:style>
    <style:style style:name="P42" style:family="paragraph" style:parent-style-name="Text_20_body" style:list-style-name="L5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43" style:family="paragraph" style:parent-style-name="Text_20_body" style:list-style-name="L5">
      <style:paragraph-properties fo:line-height="150%" fo:text-align="justify" style:justify-single-word="false"/>
      <style:text-properties fo:font-weight="normal" officeooo:rsid="006e3e70" officeooo:paragraph-rsid="006e3e70" style:font-weight-asian="normal" style:font-weight-complex="normal"/>
    </style:style>
    <style:style style:name="P4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66bd48" style:font-size-asian="14pt" style:font-size-complex="14pt"/>
    </style:style>
    <style:style style:name="T3" style:family="text">
      <style:text-properties fo:font-size="14pt" style:font-size-asian="14pt" style:font-weight-asian="normal" style:font-size-complex="14pt" style:font-weight-complex="normal"/>
    </style:style>
    <style:style style:name="T4" style:family="text">
      <style:text-properties fo:font-size="14pt" officeooo:rsid="006995e3" style:font-size-asian="14pt" style:font-weight-asian="normal" style:font-size-complex="14pt" style:font-weight-complex="normal"/>
    </style:style>
    <style:style style:name="T5" style:family="text">
      <style:text-properties fo:font-size="14pt" officeooo:rsid="006e3e70" style:font-size-asian="14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672262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688805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69231f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6e3e70" style:font-size-asian="14pt" style:font-weight-asian="normal" style:font-size-complex="14pt" style:font-weight-complex="normal"/>
    </style:style>
    <style:style style:name="T11" style:family="text">
      <style:text-properties fo:text-transform="uppercase" style:font-size-complex="14pt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6pt" fo:language="ru" fo:country="RU" fo:font-style="normal" style:text-underline-style="none" fo:font-weight="bold" officeooo:rsid="002b6daa" style:text-blinking="false" fo:background-color="transparent" loext:char-shading-value="0" style:font-size-asian="14pt" style:language-asian="ru" style:country-asian="RU" style:font-weight-asian="bold" style:font-size-complex="14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6pt" fo:language="ru" fo:country="RU" fo:font-style="normal" style:text-underline-style="none" fo:font-weight="bold" officeooo:rsid="0066bd48" style:text-blinking="false" fo:background-color="transparent" loext:char-shading-value="0" style:font-size-asian="14pt" style:language-asian="ru" style:country-asian="RU" style:font-weight-asian="bold" style:font-size-complex="14pt" style:font-weight-complex="bold"/>
    </style:style>
    <style:style style:name="T16" style:family="text">
      <style:text-properties officeooo:rsid="0041c814"/>
    </style:style>
    <style:style style:name="T17" style:family="text">
      <style:text-properties officeooo:rsid="00530303"/>
    </style:style>
    <style:style style:name="T18" style:family="text">
      <style:text-properties officeooo:rsid="0066bd48"/>
    </style:style>
    <style:style style:name="T19" style:family="text">
      <style:text-properties officeooo:rsid="006c6bb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3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2"><text:span text:style-name="Название_20_книги"><text:span text:style-name="T11">отчет</text:span></text:span></text:p>
      <text:p text:style-name="P9">по лабораторной работе №<text:span text:style-name="T18">2</text:span></text:p>
      <text:p text:style-name="P10"><text:span text:style-name="T1">по дисциплине «</text:span><text:span text:style-name="T2">Объектно ориентированное программирование</text:span><text:span text:style-name="T1">»</text:span></text:p>
      <text:p text:style-name="P11"><text:span text:style-name="Название_20_книги"><text:span text:style-name="T12">Тема:</text:span></text:span><text:span text:style-name="Название_20_книги"><text:span text:style-name="T13"> </text:span></text:span><text:bookmark text:name="docs-internal-guid-f90a8117-7fff-ec20-b1c6-3de4e4037a91"/><text:span text:style-name="Название_20_книги"><text:span text:style-name="T14">Интерфейсы классов, взаимодействие классов</text:span></text:span><text:span text:style-name="Название_20_книги"><text:span text:style-name="T15">,</text:span></text:span><text:span text:style-name="Название_20_книги"><text:span text:style-name="T14"> перегрузка операций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<text:span text:style-name="T17">Мирсков</text:span> А.<text:span text:style-name="T17">А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<text:span text:style-name="T18">Жангиров</text:span> <text:span text:style-name="T18">Т</text:span>.<text:span text:style-name="T18">Р</text:span>.</text:p>
          </table:table-cell>
        </table:table-row>
      </table:table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6">20</text:span></text:p>
      <text:p text:style-name="P22">Цель работы.</text:p>
      <text:p text:style-name="P28">Изучить работу с интерфейсами классов, способы взаимодействия классов и перегрузку операций в C++.</text:p>
      <text:p text:style-name="P17"/>
      <text:p text:style-name="P18">Задание</text:p>
      <text:p text:style-name="P16"><text:bookmark text:name="docs-internal-guid-2d66606a-7fff-dda8-b7c8-b992388f4462"/>Разработать и реализовать набор классов:</text:p>
      <text:list xml:id="list724621774" text:style-name="L1">
        <text:list-item>
          <text:p text:style-name="P44">Класс базы</text:p>
        </text:list-item>
        <text:list-item>
          <text:p text:style-name="P44">Набор классов ландшафта карты</text:p>
        </text:list-item>
        <text:list-item>
          <text:p text:style-name="P44">Набор классов нейтральных объектов поля</text:p>
        </text:list-item>
      </text:list>
      <text:p text:style-name="P23">Класс базы должен отвечать за создание юнитов, а также учитывать юнитов, относящихся к текущей базе. Основные требования к классу база:</text:p>
      <text:list xml:id="list2010079667" text:style-name="L2">
        <text:list-item>
          <text:p text:style-name="P45">База должна размещаться на поле</text:p>
        </text:list-item>
        <text:list-item>
          <text:p text:style-name="P45">Методы для создания юнитов</text:p>
        </text:list-item>
        <text:list-item>
          <text:p text:style-name="P45">Учет юнитов, и реакция на их уничтожение и создание</text:p>
        </text:list-item>
        <text:list-item>
          <text:p text:style-name="P45">База должна обладать характеристиками такими, как здоровье, максимальное количество юнитов, которые могут быть одновременно созданы на базе, и.т.д.</text:p>
        </text:list-item>
      </text:list>
      <text:p text:style-name="P23">Набор классов ландшафта определяют вид поля. Основные требования к классам ландшафта:</text:p>
      <text:p text:style-name="P23">Должно быть создано минимум 3 типа ландшафта</text:p>
      <text:list xml:id="list3842934754" text:style-name="L3">
        <text:list-item>
          <text:p text:style-name="P46">Все классы ландшафта должны иметь как минимум один интерфейс</text:p>
        </text:list-item>
        <text:list-item>
          <text:p text:style-name="P46"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</text:list-item>
        <text:list-item>
          <text:p text:style-name="P46">На каждой клетке поля должен быть определенный тип ландшафта</text:p>
        </text:list-item>
      </text:list>
      <text:p text:style-name="P23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2389239232" text:style-name="L4">
        <text:list-item>
          <text:p text:style-name="P47">Создано не менее 4 типов нейтральных объектов</text:p>
        </text:list-item>
        <text:list-item>
          <text:p text:style-name="P47">Взаимодействие юнитов с нейтральными объектами, должно быть реализовано в виде перегрузки операций</text:p>
        </text:list-item>
        <text:list-item>
          <text:p text:style-name="P47">Классы нейтральных объектов должны иметь как минимум один общий интерфейс</text:p>
        </text:list-item>
      </text:list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Выполнены основные требования к классу база</text:p>
          </table:table-cell>
          <table:table-cell table:style-name="Таблица3.A1" office:value-type="string">
            <text:p text:style-name="P24">2 балла</text:p>
          </table:table-cell>
        </table:table-row>
        <table:table-row>
          <table:table-cell table:style-name="Таблица3.A1" office:value-type="string">
            <text:p text:style-name="P24">Выполнены основные требования к набору классов ландшафта</text:p>
          </table:table-cell>
          <table:table-cell table:style-name="Таблица3.A1" office:value-type="string">
            <text:p text:style-name="P24">2 балла</text:p>
          </table:table-cell>
        </table:table-row>
        <table:table-row>
          <table:table-cell table:style-name="Таблица3.A1" office:value-type="string">
            <text:p text:style-name="P24">Выполнены основные требования к набору классов нейтр. объектов</text:p>
          </table:table-cell>
          <table:table-cell table:style-name="Таблица3.A1" office:value-type="string">
            <text:p text:style-name="P24">2 балла</text:p>
          </table:table-cell>
        </table:table-row>
        <table:table-row>
          <table:table-cell table:style-name="Таблица3.A1" office:value-type="string">
            <text:p text:style-name="P24">Добавлено взаимодействие юнитов</text:p>
          </table:table-cell>
          <table:table-cell table:style-name="Таблица3.A1" office:value-type="string">
            <text:p text:style-name="P24">1 балла</text:p>
          </table:table-cell>
        </table:table-row>
        <table:table-row>
          <table:table-cell table:style-name="Таблица3.A1" office:value-type="string">
            <text:p text:style-name="P24">Имеется 3+ демонстрационных примера</text:p>
          </table:table-cell>
          <table:table-cell table:style-name="Таблица3.A1" office:value-type="string">
            <text:p text:style-name="P24">1 балл</text:p>
          </table:table-cell>
        </table:table-row>
        <table:table-row>
          <table:table-cell table:style-name="Таблица3.A1" office:value-type="string">
            <text:p text:style-name="P24">Взаимодействие через перегрузку операторов</text:p>
          </table:table-cell>
          <table:table-cell table:style-name="Таблица3.A1" office:value-type="string">
            <text:p text:style-name="P24">2 балла</text:p>
          </table:table-cell>
        </table:table-row>
        <text:soft-page-break/>
        <table:table-row>
          <table:table-cell table:style-name="Таблица3.A1" office:value-type="string">
            <text:p text:style-name="P26">*Для хранения информации о юнитах в классе базы используется паттерн “Компоновщик”/ Использование “Легковеса” для хранения общих характеристик юнитов</text:p>
          </table:table-cell>
          <table:table-cell table:style-name="Таблица3.A1" office:value-type="string">
            <text:p text:style-name="P26">2 балла</text:p>
          </table:table-cell>
        </table:table-row>
        <table:table-row>
          <table:table-cell table:style-name="Таблица3.A1" office:value-type="string">
            <text:p text:style-name="P26">*Для наблюдения над юнитами в классе база используется паттерн “Наблюдатель”</text:p>
          </table:table-cell>
          <table:table-cell table:style-name="Таблица3.A1" office:value-type="string">
            <text:p text:style-name="P26">2 балла</text:p>
          </table:table-cell>
        </table:table-row>
        <table:table-row>
          <table:table-cell table:style-name="Таблица3.A1" office:value-type="string">
            <text:p text:style-name="P26">*Для взаимодействия ландшафта с юнитам используется паттерн “Прокси”</text:p>
          </table:table-cell>
          <table:table-cell table:style-name="Таблица3.A1" office:value-type="string">
            <text:p text:style-name="P26">3 балла</text:p>
          </table:table-cell>
        </table:table-row>
        <table:table-row>
          <table:table-cell table:style-name="Таблица3.A1" office:value-type="string">
            <text:p text:style-name="P26">*Для взаимодействия одного типа нейтрального объекта с разными типами юнитов используется паттерн “Стратегия”</text:p>
          </table:table-cell>
          <table:table-cell table:style-name="Таблица3.A1" office:value-type="string">
            <text:p text:style-name="P26">3 балла</text:p>
          </table:table-cell>
        </table:table-row>
        <table:table-row>
          <table:table-cell table:style-name="Таблица3.A1" office:value-type="string">
            <text:p text:style-name="P25">Кол-во баллов за основные требования</text:p>
          </table:table-cell>
          <table:table-cell table:style-name="Таблица3.A1" office:value-type="string">
            <text:p text:style-name="P25">10 баллов</text:p>
          </table:table-cell>
        </table:table-row>
        <table:table-row>
          <table:table-cell table:style-name="Таблица3.A1" office:value-type="string">
            <text:p text:style-name="P25">Максимальное кол-во баллов за лаб. работу</text:p>
          </table:table-cell>
          <table:table-cell table:style-name="Таблица3.A1" office:value-type="string">
            <text:p text:style-name="P25">20 баллов</text:p>
          </table:table-cell>
        </table:table-row>
      </table:table>
      <text:p text:style-name="P21"/>
      <text:p text:style-name="P15"/>
      <text:p text:style-name="P20"><text:span text:style-name="T19">Выполнение</text:span> работы.</text:p>
      <text:p text:style-name="P30">1)</text:p>
      <text:list xml:id="list2226794647" text:style-name="L5">
        <text:list-item>
          <text:p text:style-name="P31"><text:span text:style-name="T7">Был создан класс базы</text:span><text:span text:style-name="T8">.</text:span></text:p>
        </text:list-item>
        <text:list-item>
          <text:p text:style-name="P31"><text:span text:style-name="T8">Б</text:span><text:span text:style-name="T7">аза размещается на поле с помощью полей с координатами x и y, которые инициализируются в конструкторе. </text:span></text:p>
        </text:list-item>
        <text:list-item>
          <text:p text:style-name="P36">База имеет метод createUnit, который позволяет сздавать бнитов</text:p>
        </text:list-item>
        <text:list-item>
          <text:p text:style-name="P37"><text:span text:style-name="T7">Б</text:span><text:span text:style-name="T6">аза учитывает количество юнитов и не позволяет создать больше юнитов, чем число в поле maxUnit, </text:span><text:span text:style-name="T10">с помощью паттерна наблюдатель</text:span><text:span text:style-name="T6">.</text:span></text:p>
        </text:list-item>
        <text:list-item>
          <text:p text:style-name="P32">У базы есть здоровье, значение которого хранится в поле health и метод takeDamage, который позволяет ей получать урон.</text:p>
          <text:p text:style-name="P32"/>
          <text:p text:style-name="P32">2)</text:p>
        </text:list-item>
        <text:list-item>
          <text:p text:style-name="P32">Были созданы 3 класса ландшафта.</text:p>
        </text:list-item>
        <text:list-item>
          <text:p text:style-name="P32">Классы имеют общий интерфейс Landscape.</text:p>
        </text:list-item>
        <text:list-item>
          <text:p text:style-name="P37"><text:span text:style-name="T6">Он влияет на юнитов. Wall не позволяет юнитам встать на клетку, </text:span><text:span text:style-name="T9">Liquid уменьшает урон юнитов, находящихся на этой клетке, Ground является обычной поверхностью без эффектов. Взаимодействие с юнитами реализовано в функц</text:span><text:span text:style-name="T10">ия unitCame и unitLeft.</text:span></text:p>
          <text:p text:style-name="P38"/>
          <text:p text:style-name="P33"/>
          <text:p text:style-name="P33"><text:soft-page-break/>3)</text:p>
        </text:list-item>
        <text:list-item>
          <text:p text:style-name="P38"><text:span text:style-name="T6">Юниты могут взаимодействовать </text:span><text:span text:style-name="T10">с</text:span><text:span text:style-name="T6"> нейтральными объектами.</text:span></text:p>
        </text:list-item>
        <text:list-item>
          <text:p text:style-name="P33">Были созданы 4 класса Нейтральных объектов.</text:p>
        </text:list-item>
        <text:list-item>
          <text:p text:style-name="P39"><text:bookmark text:name="docs-internal-guid-e7612ee2-7fff-ae72-180b-1fdb0ab63cfd"/><text:span text:style-name="T3">Взаимодействие юнитов с нейтральными объектами, реализовано в виде перегрузки оператора += в Классе Unit. </text:span><text:span text:style-name="T4">Оператор вызывает функцию </text:span><text:span text:style-name="T5">use</text:span><text:span text:style-name="T4"> класса </text:span><text:span text:style-name="T5">Neutral</text:span><text:span text:style-name="T4">, которая </text:span><text:span text:style-name="T5">изменяет параметры юнитов</text:span><text:span text:style-name="T4">.</text:span></text:p>
        </text:list-item>
        <text:list-item>
          <text:p text:style-name="P33">Классы имеют общий интерфейс Neutral.</text:p>
          <text:p text:style-name="P33"/>
          <text:p text:style-name="P34">4)</text:p>
        </text:list-item>
        <text:list-item>
          <text:p text:style-name="P34">Было добавлено взаимодействие юнитов между собой</text:p>
        </text:list-item>
        <text:list-item>
          <text:p text:style-name="P34">Когда функция moveUnit пытается переместить юнита на клетку, в которой стоит другой юнит, то вызывается функция attack, которая находит нужных юнитов в объектах баз и вызывает у юнитов функцию takeDamage, которая уменьшает здоровье и говорит выжил ли юнит. Если юнит умер, то он удаляется с поля с помощью функции removeUnit.</text:p>
          <text:p text:style-name="P34"/>
          <text:p text:style-name="P34">5)</text:p>
        </text:list-item>
        <text:list-item>
          <text:p text:style-name="P35">Добавлено 3 демонстрационых примера в классе Test.</text:p>
        </text:list-item>
        <text:list-item>
          <text:p text:style-name="P35">Юниты обозначаются большими буквами, нейтральные объекты маленькими, буква O обозначает пустую клетку.</text:p>
        </text:list-item>
        <text:list-item>
          <text:p text:style-name="P35">Цвета букв обозначают ландшафт.</text:p>
          <text:p text:style-name="P35"/>
          <text:p text:style-name="P35">6)</text:p>
        </text:list-item>
        <text:list-item>
          <text:p text:style-name="P40">Взаимодействие юнитов с нейтральными объектами, реализовано в виде перегрузки оператора += в Классе Unit.</text:p>
          <text:p text:style-name="P41">8)</text:p>
        </text:list-item>
        <text:list-item>
          <text:p text:style-name="P42">Для наблюдения над юнитами в классе база используется паттерн “Наблюдатель”.</text:p>
        </text:list-item>
        <text:list-item>
          <text:p text:style-name="P42">В классе наблюдатель хранится вектор указателей на класс Unit.</text:p>
        </text:list-item>
        <text:list-item>
          <text:p text:style-name="P42"><text:soft-page-break/>В классе юнит хранится указатель на класс базы и в случае уничтожения юнита у базы вызываетя функция update</text:p>
          <text:p text:style-name="P43">10)</text:p>
        </text:list-item>
        <text:list-item>
          <text:p text:style-name="P42">Для взаимодействия одного типа нейтрального объекта с разными типами юнитов используется паттерн “Стратегия”</text:p>
        </text:list-item>
        <text:list-item>
          <text:p text:style-name="P42">У нейтральных объектов есть функция use, которая изменяет параметры юнитов, в зависимсти от типа нейтрального объекта.</text:p>
        </text:list-item>
      </text:list>
      <text:p text:style-name="P14"/>
      <text:p text:style-name="P19">Выводы.</text:p>
      <text:p text:style-name="P29">В ходе лабораторной работы была изучена работа с интерфейсами классов, способы взаимодействия классов и перегрузка операций в C++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9cm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align="justify" style:justify-single-word="false" fo:orphans="0" fo:widows="0" fo:text-indent="0cm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28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4-10T14:44:52.182210157</dc:date>
    <meta:print-date>2015-07-17T12:06:00</meta:print-date>
    <meta:editing-cycles>46</meta:editing-cycles>
    <meta:editing-duration>PT7H42M34S</meta:editing-duration>
    <meta:generator>LibreOffice/6.0.7.3$Linux_X86_64 LibreOffice_project/00m0$Build-3</meta:generator>
    <meta:document-statistic meta:table-count="2" meta:image-count="0" meta:object-count="0" meta:page-count="5" meta:paragraph-count="102" meta:word-count="740" meta:character-count="5029" meta:non-whitespace-character-count="4427"/>
  </office:meta>
</office:document-meta>
</file>